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aea79f" draw:fill="solid" draw:fill-color="#2c001e" draw:textarea-horizontal-align="left" draw:textarea-vertical-align="top" draw:auto-grow-height="false"/>
    </style:style>
    <style:style style:name="gr3" style:family="graphic" style:parent-style-name="standard">
      <style:graphic-properties svg:stroke-color="#333333"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aea79f" draw:fill="solid" draw:fill-color="#333333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333333" draw:fill="none" draw:textarea-vertical-align="middle"/>
    </style:style>
    <style:style style:name="gr7" style:family="graphic" style:parent-style-name="objectwithoutfill">
      <style:graphic-properties svg:stroke-color="#333333" draw:fill="none" draw:fill-color="#333333" draw:textarea-vertical-align="middle"/>
    </style:style>
    <style:style style:name="gr8" style:family="graphic" style:parent-style-name="objectwithoutfill">
      <style:graphic-properties svg:stroke-color="#aea79f" draw:fill="none" draw:fill-color="#333333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1.1cm"/>
    </style:style>
    <style:style style:name="gr11" style:family="graphic" style:parent-style-name="objectwithoutfill">
      <style:graphic-properties svg:stroke-color="#aea79f" draw:marker-end="Arrow" draw:marker-end-width="0.3cm" draw:fill="none" draw:fill-color="#333333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6cm"/>
    </style:style>
    <style:style style:name="gr13" style:family="graphic" style:parent-style-name="standard">
      <style:graphic-properties draw:stroke="none" svg:stroke-color="#000000" draw:fill="none" draw:fill-color="#ffffff" fo:min-height="0.9cm"/>
    </style:style>
    <style:style style:name="gr14" style:family="graphic" style:parent-style-name="standard">
      <style:graphic-properties draw:stroke="none" svg:stroke-color="#000000" draw:fill="none" draw:fill-color="#ffffff" fo:min-height="1.7cm"/>
    </style:style>
    <style:style style:name="gr15" style:family="graphic" style:parent-style-name="standard">
      <style:graphic-properties draw:fill="solid" draw:fill-color="#83caff"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fill="solid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text-shadow="none"/>
    </style:style>
    <style:style style:name="P4" style:family="paragraph">
      <style:text-properties fo:color="#ffffff" fo:font-size="15pt" style:font-size-asian="15pt" style:font-size-complex="15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text-shadow="none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7cm" svg:height="2cm" svg:x="3.1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cm" svg:height="4.2cm" svg:x="1.8cm" svg:y="1.9cm">
          <text:p text:style-name="P1">Table des Pag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cm" svg:height="1.2cm" svg:x="2.3cm" svg:y="4.2cm">
          <text:p text:style-name="P1">0 <text:s text:c="4"/>1 <text:s text:c="4"/>2 <text:s text:c="3"/>3 <text:s text:c="3"/>4 <text:s text:c="3"/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9cm" svg:height="1.2cm" svg:x="12.1cm" svg:y="4.2cm">
          <text:p text:style-name="P1">0 <text:s text:c="4"/>1 <text:s text:c="4"/>2 <text:s text:c="4"/>3 <text:s text:c="4"/>4 <text:s text:c="4"/>5 <text:s text:c="4"/>6 <text:s text:c="3"/>7 <text:s text:c="3"/>8 <text:s text:c="3"/>9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6.3cm" svg:height="2cm" svg:x="1.8cm" svg:y="10.9cm">
          <text:p text:style-name="P2"><text:span text:style-name="T1"><text:s/></text:span><text:span text:style-name="T1">,,, <text:s text:c="4"/>i <text:s text:c="5"/>i+1 <text:s text:c="3"/>i+2 <text:s text:c="2"/>i+3 <text:s text:c="2"/>i+4 <text:s text:c="2"/>i+5 <text:s text:c="2"/>,,, <text:s text:c="3"/>j <text:s text:c="2"/>j+1 <text:s/>j+2 <text:s/>j+3 <text:s text:c="2"/>,,, <text:s text:c="4"/>k <text:s text:c="3"/>k+1 <text:s/>k+2 <text:s/>k+3 <text:s/>k+4 k+5 <text:s/>,,,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5cm" svg:y1="4.3cm" svg:x2="3.5cm" svg:y2="5.4cm">
          <text:p/>
        </draw:line>
        <draw:line draw:style-name="gr6" draw:text-style-name="P1" draw:layer="layout" svg:x1="4.8cm" svg:y1="4.3cm" svg:x2="4.8cm" svg:y2="5.4cm">
          <text:p/>
        </draw:line>
        <draw:line draw:style-name="gr7" draw:text-style-name="P1" draw:layer="layout" svg:x1="6.1cm" svg:y1="4.2cm" svg:x2="6.1cm" svg:y2="5.4cm">
          <text:p/>
        </draw:line>
        <draw:line draw:style-name="gr7" draw:text-style-name="P1" draw:layer="layout" svg:x1="7.2cm" svg:y1="4.2cm" svg:x2="7.2cm" svg:y2="5.4cm">
          <text:p/>
        </draw:line>
        <draw:line draw:style-name="gr7" draw:text-style-name="P1" draw:layer="layout" svg:x1="8.3cm" svg:y1="4.2cm" svg:x2="8.3cm" svg:y2="5.4cm">
          <text:p/>
        </draw:line>
        <draw:line draw:style-name="gr7" draw:text-style-name="P1" draw:layer="layout" svg:x1="13.3cm" svg:y1="4.2cm" svg:x2="13.3cm" svg:y2="5.4cm">
          <text:p/>
        </draw:line>
        <draw:line draw:style-name="gr7" draw:text-style-name="P1" draw:layer="layout" svg:x1="14.6cm" svg:y1="4.2cm" svg:x2="14.6cm" svg:y2="5.4cm">
          <text:p/>
        </draw:line>
        <draw:line draw:style-name="gr7" draw:text-style-name="P1" draw:layer="layout" svg:x1="15.8cm" svg:y1="4.2cm" svg:x2="15.8cm" svg:y2="5.4cm">
          <text:p/>
        </draw:line>
        <draw:line draw:style-name="gr7" draw:text-style-name="P1" draw:layer="layout" svg:x1="17cm" svg:y1="4.2cm" svg:x2="17cm" svg:y2="5.4cm">
          <text:p/>
        </draw:line>
        <draw:line draw:style-name="gr7" draw:text-style-name="P1" draw:layer="layout" svg:x1="18.3cm" svg:y1="4.2cm" svg:x2="18.3cm" svg:y2="5.4cm">
          <text:p/>
        </draw:line>
        <draw:line draw:style-name="gr7" draw:text-style-name="P1" draw:layer="layout" svg:x1="19.5cm" svg:y1="4.2cm" svg:x2="19.5cm" svg:y2="5.4cm">
          <text:p/>
        </draw:line>
        <draw:line draw:style-name="gr7" draw:text-style-name="P1" draw:layer="layout" svg:x1="20.7cm" svg:y1="4.2cm" svg:x2="20.7cm" svg:y2="5.4cm">
          <text:p/>
        </draw:line>
        <draw:line draw:style-name="gr7" draw:text-style-name="P1" draw:layer="layout" svg:x1="21.8cm" svg:y1="4.2cm" svg:x2="21.8cm" svg:y2="5.4cm">
          <text:p/>
        </draw:line>
        <draw:line draw:style-name="gr7" draw:text-style-name="P1" draw:layer="layout" svg:x1="23cm" svg:y1="4.2cm" svg:x2="23cm" svg:y2="5.4cm">
          <text:p/>
        </draw:line>
        <draw:line draw:style-name="gr8" draw:text-style-name="P1" draw:layer="layout" svg:x1="3.1cm" svg:y1="11cm" svg:x2="3.1cm" svg:y2="12.8cm">
          <text:p/>
        </draw:line>
        <draw:line draw:style-name="gr8" draw:text-style-name="P1" draw:layer="layout" svg:x1="4.4cm" svg:y1="10.9cm" svg:x2="4.4cm" svg:y2="12.8cm">
          <text:p/>
        </draw:line>
        <draw:line draw:style-name="gr8" draw:text-style-name="P1" draw:layer="layout" svg:x1="6cm" svg:y1="11cm" svg:x2="6cm" svg:y2="12.8cm">
          <text:p/>
        </draw:line>
        <draw:line draw:style-name="gr8" draw:text-style-name="P1" draw:layer="layout" svg:x1="7.5cm" svg:y1="11cm" svg:x2="7.5cm" svg:y2="12.8cm">
          <text:p/>
        </draw:line>
        <draw:line draw:style-name="gr8" draw:text-style-name="P1" draw:layer="layout" svg:x1="8.9cm" svg:y1="10.9cm" svg:x2="8.9cm" svg:y2="12.9cm">
          <text:p/>
        </draw:line>
        <draw:line draw:style-name="gr8" draw:text-style-name="P1" draw:layer="layout" svg:x1="10.3cm" svg:y1="10.9cm" svg:x2="10.3cm" svg:y2="12.8cm">
          <text:p/>
        </draw:line>
        <draw:line draw:style-name="gr8" draw:text-style-name="P1" draw:layer="layout" svg:x1="11.8cm" svg:y1="10.9cm" svg:x2="11.8cm" svg:y2="12.8cm">
          <text:p/>
        </draw:line>
        <draw:line draw:style-name="gr8" draw:text-style-name="P1" draw:layer="layout" svg:x1="13.8cm" svg:y1="10.9cm" svg:x2="13.8cm" svg:y2="12.9cm">
          <text:p/>
        </draw:line>
        <draw:line draw:style-name="gr8" draw:text-style-name="P1" draw:layer="layout" svg:x1="14.9cm" svg:y1="10.8cm" svg:x2="14.9cm" svg:y2="12.8cm">
          <text:p/>
        </draw:line>
        <draw:line draw:style-name="gr8" draw:text-style-name="P1" draw:layer="layout" svg:x1="16.2cm" svg:y1="10.9cm" svg:x2="16.2cm" svg:y2="12.8cm">
          <text:p/>
        </draw:line>
        <draw:line draw:style-name="gr8" draw:text-style-name="P1" draw:layer="layout" svg:x1="17.4cm" svg:y1="10.9cm" svg:x2="17.4cm" svg:y2="12.9cm">
          <text:p/>
        </draw:line>
        <draw:line draw:style-name="gr8" draw:text-style-name="P1" draw:layer="layout" svg:x1="18.7cm" svg:y1="10.9cm" svg:x2="18.7cm" svg:y2="12.9cm">
          <text:p/>
        </draw:line>
        <draw:line draw:style-name="gr8" draw:text-style-name="P1" draw:layer="layout" svg:x1="20cm" svg:y1="11cm" svg:x2="20cm" svg:y2="12.9cm">
          <text:p/>
        </draw:line>
        <draw:line draw:style-name="gr8" draw:text-style-name="P1" draw:layer="layout" svg:x1="21.4cm" svg:y1="10.9cm" svg:x2="21.4cm" svg:y2="12.8cm">
          <text:p/>
        </draw:line>
        <draw:line draw:style-name="gr8" draw:text-style-name="P1" draw:layer="layout" svg:x1="22.8cm" svg:y1="11cm" svg:x2="22.8cm" svg:y2="13cm">
          <text:p/>
        </draw:line>
        <draw:line draw:style-name="gr8" draw:text-style-name="P1" draw:layer="layout" svg:x1="24.2cm" svg:y1="11cm" svg:x2="24.2cm" svg:y2="12.9cm">
          <text:p/>
        </draw:line>
        <draw:line draw:style-name="gr8" draw:text-style-name="P1" draw:layer="layout" svg:x1="25.5cm" svg:y1="11cm" svg:x2="25.5cm" svg:y2="12.8cm">
          <text:p/>
        </draw:line>
        <draw:line draw:style-name="gr8" draw:text-style-name="P1" draw:layer="layout" svg:x1="26.8cm" svg:y1="11cm" svg:x2="26.8cm" svg:y2="12.8cm">
          <text:p/>
        </draw:line>
        <draw:frame draw:style-name="gr9" draw:layer="layout" svg:width="5.2cm" svg:height="1.25cm" svg:x="3.2cm" svg:y="6.1cm">
          <draw:text-box>
            <text:p>Processus 1</text:p>
          </draw:text-box>
        </draw:frame>
        <draw:frame draw:style-name="gr10" draw:layer="layout" svg:width="5.3cm" svg:height="1.35cm" svg:x="13.7cm" svg:y="6.1cm">
          <draw:text-box>
            <text:p>Processus 2</text:p>
          </draw:text-box>
        </draw:frame>
        <draw:connector draw:style-name="gr11" draw:text-style-name="P1" draw:layer="layout" draw:type="curve" svg:x1="2.876cm" svg:y1="5.598cm" svg:x2="3.643cm" svg:y2="10.66cm" svg:d="M2876 5598c0 3796 767 1266 767 5062" svg:viewBox="0 0 768 5063">
          <text:p/>
        </draw:connector>
        <draw:connector draw:style-name="gr11" draw:text-style-name="P1" draw:layer="layout" draw:type="curve" svg:x1="4.18cm" svg:y1="5.598cm" svg:x2="5.138cm" svg:y2="10.698cm" svg:d="M4180 5598c0 3825 958 1275 958 5100" svg:viewBox="0 0 959 5101">
          <text:p/>
        </draw:connector>
        <draw:connector draw:style-name="gr11" draw:text-style-name="P1" draw:layer="layout" draw:type="curve" svg:x1="5.445cm" svg:y1="5.713cm" svg:x2="6.826cm" svg:y2="10.698cm" svg:d="M5445 5713c0 3739 1381 1247 1381 4985" svg:viewBox="0 0 1382 4986">
          <text:p/>
        </draw:connector>
        <draw:connector draw:style-name="gr11" draw:text-style-name="P1" draw:layer="layout" draw:type="curve" svg:x1="6.595cm" svg:y1="5.598cm" svg:x2="8.168cm" svg:y2="10.698cm" svg:d="M6595 5598c0 3825 1573 1275 1573 5100" svg:viewBox="0 0 1574 5101">
          <text:p/>
        </draw:connector>
        <draw:connector draw:style-name="gr11" draw:text-style-name="P1" draw:layer="layout" draw:type="curve" svg:x1="7.707cm" svg:y1="5.598cm" svg:x2="9.471cm" svg:y2="10.698cm" svg:d="M7707 5598c0 3825 1764 1275 1764 5100" svg:viewBox="0 0 1765 5101">
          <text:p/>
        </draw:connector>
        <draw:connector draw:style-name="gr11" draw:text-style-name="P1" draw:layer="layout" draw:type="curve" svg:x1="8.896cm" svg:y1="5.598cm" svg:x2="10.928cm" svg:y2="10.698cm" svg:d="M8896 5598c0 3825 2032 1275 2032 5100" svg:viewBox="0 0 2033 5101">
          <text:p/>
        </draw:connector>
        <draw:line draw:style-name="gr8" draw:text-style-name="P1" draw:layer="layout" svg:x1="12.7cm" svg:y1="10.9cm" svg:x2="12.7cm" svg:y2="12.9cm">
          <text:p/>
        </draw:line>
        <draw:connector draw:style-name="gr11" draw:text-style-name="P1" draw:layer="layout" draw:type="curve" svg:x1="12.692cm" svg:y1="5.598cm" svg:x2="13.191cm" svg:y2="10.698cm" svg:d="M12692 5598c0 3825 499 1275 499 5100" svg:viewBox="0 0 500 5101">
          <text:p/>
        </draw:connector>
        <draw:connector draw:style-name="gr11" draw:text-style-name="P1" draw:layer="layout" draw:type="curve" svg:x1="13.958cm" svg:y1="5.598cm" svg:x2="14.341cm" svg:y2="10.698cm" svg:d="M13958 5598c0 3825 383 1275 383 5100" svg:viewBox="0 0 384 5101">
          <text:p/>
        </draw:connector>
        <draw:connector draw:style-name="gr11" draw:text-style-name="P1" draw:layer="layout" draw:type="curve" svg:x1="15.262cm" svg:y1="5.637cm" svg:x2="15.415cm" svg:y2="10.698cm" svg:d="M15262 5637c0 3796 153 1266 153 5061" svg:viewBox="0 0 154 5062">
          <text:p/>
        </draw:connector>
        <draw:connector draw:style-name="gr11" draw:text-style-name="P1" draw:layer="layout" draw:type="curve" svg:x1="16.412cm" svg:y1="5.598cm" svg:x2="16.642cm" svg:y2="10.698cm" svg:d="M16412 5598c0 3825 230 1275 230 5100" svg:viewBox="0 0 231 5101">
          <text:p/>
        </draw:connector>
        <draw:connector draw:style-name="gr11" draw:text-style-name="P1" draw:layer="layout" draw:type="curve" svg:x1="17.601cm" svg:y1="5.598cm" svg:x2="19.249cm" svg:y2="10.698cm" svg:d="M17601 5598c0 3825 1648 1275 1648 5100" svg:viewBox="0 0 1649 5101">
          <text:p/>
        </draw:connector>
        <draw:connector draw:style-name="gr11" draw:text-style-name="P1" draw:layer="layout" draw:type="curve" svg:x1="18.943cm" svg:y1="5.598cm" svg:x2="20.707cm" svg:y2="10.698cm" svg:d="M18943 5598c0 3825 1764 1275 1764 5100" svg:viewBox="0 0 1765 5101">
          <text:p/>
        </draw:connector>
        <draw:connector draw:style-name="gr11" draw:text-style-name="P1" draw:layer="layout" draw:type="curve" svg:x1="20.131cm" svg:y1="5.713cm" svg:x2="22.125cm" svg:y2="10.698cm" svg:d="M20131 5713c0 3739 1994 1247 1994 4985" svg:viewBox="0 0 1995 4986">
          <text:p/>
        </draw:connector>
        <draw:connector draw:style-name="gr11" draw:text-style-name="P1" draw:layer="layout" draw:type="curve" svg:x1="21.358cm" svg:y1="5.675cm" svg:x2="23.467cm" svg:y2="10.698cm" svg:d="M21358 5675c0 3768 2109 1257 2109 5023" svg:viewBox="0 0 2110 5024">
          <text:p/>
        </draw:connector>
        <draw:connector draw:style-name="gr11" draw:text-style-name="P1" draw:layer="layout" draw:type="curve" svg:x1="22.509cm" svg:y1="5.675cm" svg:x2="24.848cm" svg:y2="10.698cm" svg:d="M22509 5675c0 3768 2339 1257 2339 5023" svg:viewBox="0 0 2340 5024">
          <text:p/>
        </draw:connector>
        <draw:connector draw:style-name="gr11" draw:text-style-name="P1" draw:layer="layout" draw:type="curve" svg:x1="23.697cm" svg:y1="5.675cm" svg:x2="26.152cm" svg:y2="10.698cm" svg:d="M23697 5675c0 3768 2455 1257 2455 5023" svg:viewBox="0 0 2456 5024">
          <text:p/>
        </draw:connector>
        <draw:frame draw:style-name="gr12" draw:layer="layout" svg:width="10cm" svg:height="1.85cm" svg:x="4.2cm" svg:y="13.6cm">
          <draw:text-box>
            <text:p>Mémoire Physique</text:p>
          </draw:text-box>
        </draw:frame>
        <draw:frame draw:style-name="gr13" draw:text-style-name="P4" draw:layer="layout" svg:width="4.3cm" svg:height="1.15cm" svg:x="15.8cm" svg:y="2.6cm">
          <draw:text-box>
            <text:p><text:span text:style-name="T2">Page Virtuelle</text:span></text:p>
          </draw:text-box>
        </draw:frame>
        <draw:connector draw:style-name="gr8" draw:text-style-name="P1" draw:layer="layout" draw:type="curve" svg:x1="20.116cm" svg:y1="13.267cm" svg:x2="20.845cm" svg:y2="14.034cm" svg:d="M20116 13267c0 576 729 193 729 767" svg:viewBox="0 0 730 768">
          <text:p/>
        </draw:connector>
        <draw:connector draw:style-name="gr8" draw:text-style-name="P1" draw:layer="layout" draw:type="curve" svg:x1="21.335cm" svg:y1="13.152cm" svg:x2="20.837cm" svg:y2="13.957cm" svg:d="M21335 13152c0 604-498 202-498 805" svg:viewBox="0 0 499 806">
          <text:p/>
        </draw:connector>
        <draw:frame draw:style-name="gr14" draw:text-style-name="P5" draw:layer="layout" svg:width="4.3cm" svg:height="1.95cm" svg:x="18.8cm" svg:y="14.05cm">
          <draw:text-box>
            <text:p><text:span text:style-name="T3">Page Physique</text:span></text:p>
          </draw:text-box>
        </draw:frame>
        <draw:connector draw:style-name="gr8" draw:text-style-name="P1" draw:layer="layout" draw:type="curve" svg:x1="18.243cm" svg:y1="4.013cm" svg:x2="17.514cm" svg:y2="3.246cm" svg:d="M18243 4013c0-574-729-191-729-767" svg:viewBox="0 0 730 768">
          <text:p/>
        </draw:connector>
        <draw:connector draw:style-name="gr8" draw:text-style-name="P1" draw:layer="layout" draw:type="curve" svg:x1="17.024cm" svg:y1="4.128cm" svg:x2="17.522cm" svg:y2="3.323cm" svg:d="M17024 4128c0-603 498-201 498-805" svg:viewBox="0 0 499 806">
          <text:p/>
        </draw:connector>
        <draw:custom-shape draw:style-name="gr15" draw:text-style-name="P1" draw:layer="layout" svg:width="8.7cm" svg:height="2cm" svg:x="3.1cm" svg:y="10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8cm" svg:height="2cm" svg:x="12.7cm" svg:y="10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2cm" svg:height="2cm" svg:x="18.7cm" svg:y="10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07:19:28.897929885</meta:creation-date>
    <meta:editing-cycles>3</meta:editing-cycles>
    <meta:editing-duration>PT20M40S</meta:editing-duration>
    <dc:date>2015-01-29T10:31:11.107756913</dc:date>
    <meta:generator>LibreOffice/4.2.7.2$Linux_X86_64 LibreOffice_project/420m0$Build-2</meta:generator>
    <meta:document-statistic meta:object-count="66"/>
  </office:meta>
</office:document-meta>
</file>